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cm" fo:min-width="4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528cm" fo:min-width="4.13cm"/>
      <style:paragraph-properties style:writing-mode="lr-tb"/>
    </style:style>
    <style:style style:name="gr3" style:family="graphic" style:parent-style-name="objectwithoutfill">
      <style:graphic-properties draw:marker-end="Pontas_20_das_20_setas_20_1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2" draw:id="id2" draw:layer="layout" svg:width="5cm" svg:height="2.75cm" svg:x="3.75cm" svg:y="4.25cm">
          <text:p text:style-name="P1">PROG001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5cm" svg:height="3cm" svg:x="12.25cm" svg:y="2.25cm">
          <text:p text:style-name="P1">PROGDAT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1" draw:id="id1" draw:layer="layout" svg:width="5cm" svg:height="3cm" svg:x="12.25cm" svg:y="6.25cm">
          <text:p text:style-name="P1">PROGTIM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2" draw:layer="layout" svg:x1="12.25cm" svg:y1="7.75cm" svg:x2="8.75cm" svg:y2="5.625cm" draw:start-shape="id1" draw:start-glue-point="5" draw:end-shape="id2" draw:end-glue-point="7" svg:d="M12250 7750h-1749v-2125h-1751" svg:viewBox="0 0 3501 2126">
          <text:p/>
        </draw:connector>
        <draw:connector draw:style-name="gr3" draw:text-style-name="P2" draw:layer="layout" svg:x1="12.25cm" svg:y1="3.75cm" svg:x2="8.75cm" svg:y2="5.625cm" draw:start-shape="id3" draw:start-glue-point="5" draw:end-shape="id2" draw:end-glue-point="7" svg:d="M12250 3750h-1749v1875h-1751" svg:viewBox="0 0 3501 187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1" draw:display-name="Pontas das setas 1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4:33:33.784151277</meta:creation-date>
    <dc:date>2025-02-07T14:47:01.662452510</dc:date>
    <meta:editing-duration>PT13M28S</meta:editing-duration>
    <meta:editing-cycles>1</meta:editing-cycles>
    <meta:document-statistic meta:object-count="5"/>
    <meta:generator>LibreOffice/7.4.7.2$Linux_X86_64 LibreOffice_project/40$Build-2</meta:generator>
  </office:meta>
</office:document-meta>
</file>